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1cm"/>
    </style:style>
    <style:style style:name="co2" style:family="table-column">
      <style:table-column-properties fo:break-before="auto" style:column-width="2.145cm"/>
    </style:style>
    <style:style style:name="co3" style:family="table-column">
      <style:table-column-properties fo:break-before="auto" style:column-width="2.083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2.665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2.78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ticker_</text:p>
          </table:table-cell>
          <table:table-cell office:value-type="string">
            <text:p>entry_date_</text:p>
          </table:table-cell>
          <table:table-cell office:value-type="string">
            <text:p>exit_date</text:p>
          </table:table-cell>
          <table:table-cell office:value-type="string">
            <text:p>entry_price</text:p>
          </table:table-cell>
          <table:table-cell office:value-type="string">
            <text:p>exit_price</text:p>
          </table:table-cell>
          <table:table-cell office:value-type="string">
            <text:p>pct_profit</text:p>
          </table:table-cell>
          <table:table-cell office:value-type="string">
            <text:p>day_in_trade</text:p>
          </table:table-cell>
          <table:table-cell office:value-type="string">
            <text:p>annualized_profit</text:p>
          </table:table-cell>
        </table:table-row>
        <table:table-row table:style-name="ro2">
          <table:table-cell office:value-type="string">
            <text:p>FAS</text:p>
          </table:table-cell>
          <table:table-cell office:value-type="string">
            <text:p>2021-06-08</text:p>
          </table:table-cell>
          <table:table-cell office:value-type="string">
            <text:p>2021-06-14</text:p>
          </table:table-cell>
          <table:table-cell office:value-type="float" office:value="122.312866210938">
            <text:p>122.3128662109</text:p>
          </table:table-cell>
          <table:table-cell office:value-type="float" office:value="114.004219055176">
            <text:p>114.0042190552</text:p>
          </table:table-cell>
          <table:table-cell office:value-type="float" office:value="-0.0679294616596822">
            <text:p>-0.0679294617</text:p>
          </table:table-cell>
          <table:table-cell office:value-type="float" office:value="6">
            <text:p>6</text:p>
          </table:table-cell>
          <table:table-cell office:value-type="float" office:value="-4.13237558429733">
            <text:p>-4.1323755843</text:p>
          </table:table-cell>
        </table:table-row>
        <table:table-row table:style-name="ro2">
          <table:table-cell office:value-type="string">
            <text:p>FAS</text:p>
          </table:table-cell>
          <table:table-cell office:value-type="string">
            <text:p>2021-06-18</text:p>
          </table:table-cell>
          <table:table-cell office:value-type="string">
            <text:p>2021-08-09</text:p>
          </table:table-cell>
          <table:table-cell office:value-type="float" office:value="96.4581909179688">
            <text:p>96.458190918</text:p>
          </table:table-cell>
          <table:table-cell office:value-type="float" office:value="122.849998474121">
            <text:p>122.8499984741</text:p>
          </table:table-cell>
          <table:table-cell office:value-type="float" office:value="0.273608776040562">
            <text:p>0.273608776</text:p>
          </table:table-cell>
          <table:table-cell office:value-type="float" office:value="52">
            <text:p>52</text:p>
          </table:table-cell>
          <table:table-cell office:value-type="float" office:value="1.92052313951549">
            <text:p>1.9205231395</text:p>
          </table:table-cell>
        </table:table-row>
        <table:table-row table:style-name="ro2">
          <table:table-cell office:value-type="string">
            <text:p>FAS</text:p>
          </table:table-cell>
          <table:table-cell office:value-type="string">
            <text:p>2021-07-06</text:p>
          </table:table-cell>
          <table:table-cell office:value-type="string">
            <text:p>2021-08-09</text:p>
          </table:table-cell>
          <table:table-cell office:value-type="float" office:value="106.099998474121">
            <text:p>106.0999984741</text:p>
          </table:table-cell>
          <table:table-cell office:value-type="float" office:value="122.849998474121">
            <text:p>122.8499984741</text:p>
          </table:table-cell>
          <table:table-cell office:value-type="float" office:value="0.157869936294914">
            <text:p>0.1578699363</text:p>
          </table:table-cell>
          <table:table-cell office:value-type="float" office:value="34">
            <text:p>34</text:p>
          </table:table-cell>
          <table:table-cell office:value-type="float" office:value="1.69478019846011">
            <text:p>1.6947801985</text:p>
          </table:table-cell>
        </table:table-row>
        <table:table-row table:style-name="ro2">
          <table:table-cell office:value-type="string">
            <text:p>FAS</text:p>
          </table:table-cell>
          <table:table-cell office:value-type="string">
            <text:p>2021-07-08</text:p>
          </table:table-cell>
          <table:table-cell office:value-type="string">
            <text:p>2021-08-09</text:p>
          </table:table-cell>
          <table:table-cell office:value-type="float" office:value="100.190002441406">
            <text:p>100.1900024414</text:p>
          </table:table-cell>
          <table:table-cell office:value-type="float" office:value="122.849998474121">
            <text:p>122.8499984741</text:p>
          </table:table-cell>
          <table:table-cell office:value-type="float" office:value="0.226170231365819">
            <text:p>0.2261702314</text:p>
          </table:table-cell>
          <table:table-cell office:value-type="float" office:value="32">
            <text:p>32</text:p>
          </table:table-cell>
          <table:table-cell office:value-type="float" office:value="2.57975420151638">
            <text:p>2.5797542015</text:p>
          </table:table-cell>
        </table:table-row>
        <table:table-row table:style-name="ro2">
          <table:table-cell office:value-type="string">
            <text:p>FAS</text:p>
          </table:table-cell>
          <table:table-cell office:value-type="string">
            <text:p>2021-07-16</text:p>
          </table:table-cell>
          <table:table-cell office:value-type="string">
            <text:p>2021-08-09</text:p>
          </table:table-cell>
          <table:table-cell office:value-type="float" office:value="103.199996948242">
            <text:p>103.1999969482</text:p>
          </table:table-cell>
          <table:table-cell office:value-type="float" office:value="122.849998474121">
            <text:p>122.8499984741</text:p>
          </table:table-cell>
          <table:table-cell office:value-type="float" office:value="0.190406997160416">
            <text:p>0.1904069972</text:p>
          </table:table-cell>
          <table:table-cell office:value-type="float" office:value="24">
            <text:p>24</text:p>
          </table:table-cell>
          <table:table-cell office:value-type="float" office:value="2.89577308181466">
            <text:p>2.8957730818</text:p>
          </table:table-cell>
        </table:table-row>
        <table:table-row table:style-name="ro2">
          <table:table-cell office:value-type="string">
            <text:p>FAS</text:p>
          </table:table-cell>
          <table:table-cell office:value-type="string">
            <text:p>2021-07-19</text:p>
          </table:table-cell>
          <table:table-cell office:value-type="string">
            <text:p>2021-08-09</text:p>
          </table:table-cell>
          <table:table-cell office:value-type="float" office:value="94.7699966430664">
            <text:p>94.7699966431</text:p>
          </table:table-cell>
          <table:table-cell office:value-type="float" office:value="122.849998474121">
            <text:p>122.8499984741</text:p>
          </table:table-cell>
          <table:table-cell office:value-type="float" office:value="0.296296326112713">
            <text:p>0.2962963261</text:p>
          </table:table-cell>
          <table:table-cell office:value-type="float" office:value="21">
            <text:p>21</text:p>
          </table:table-cell>
          <table:table-cell office:value-type="float" office:value="5.1499123348162">
            <text:p>5.1499123348</text:p>
          </table:table-cell>
        </table:table-row>
        <table:table-row table:style-name="ro2">
          <table:table-cell office:value-type="string">
            <text:p>FAS</text:p>
          </table:table-cell>
          <table:table-cell office:value-type="string">
            <text:p>2021-08-18</text:p>
          </table:table-cell>
          <table:table-cell office:value-type="string">
            <text:p>2021-09-10</text:p>
          </table:table-cell>
          <table:table-cell office:value-type="float" office:value="117.110000610352">
            <text:p>117.1100006104</text:p>
          </table:table-cell>
          <table:table-cell office:value-type="float" office:value="116.790000915527">
            <text:p>116.7900009155</text:p>
          </table:table-cell>
          <table:table-cell office:value-type="float" office:value="-0.00273247112250406">
            <text:p>-0.0027324711</text:p>
          </table:table-cell>
          <table:table-cell office:value-type="float" office:value="23">
            <text:p>23</text:p>
          </table:table-cell>
          <table:table-cell office:value-type="float" office:value="-0.0433631286832166">
            <text:p>-0.0433631287</text:p>
          </table:table-cell>
        </table:table-row>
        <table:table-row table:style-name="ro2">
          <table:table-cell office:value-type="string">
            <text:p>FAS</text:p>
          </table:table-cell>
          <table:table-cell office:value-type="string">
            <text:p>2021-08-19</text:p>
          </table:table-cell>
          <table:table-cell office:value-type="string">
            <text:p>2021-09-10</text:p>
          </table:table-cell>
          <table:table-cell office:value-type="float" office:value="114.169998168945">
            <text:p>114.1699981689</text:p>
          </table:table-cell>
          <table:table-cell office:value-type="float" office:value="116.790000915527">
            <text:p>116.7900009155</text:p>
          </table:table-cell>
          <table:table-cell office:value-type="float" office:value="0.0229482595130204">
            <text:p>0.0229482595</text:p>
          </table:table-cell>
          <table:table-cell office:value-type="float" office:value="22">
            <text:p>22</text:p>
          </table:table-cell>
          <table:table-cell office:value-type="float" office:value="0.380732487375111">
            <text:p>0.3807324874</text:p>
          </table:table-cell>
        </table:table-row>
        <table:table-row table:style-name="ro2">
          <table:table-cell office:value-type="string">
            <text:p>FAS</text:p>
          </table:table-cell>
          <table:table-cell office:value-type="string">
            <text:p>2021-08-20</text:p>
          </table:table-cell>
          <table:table-cell office:value-type="string">
            <text:p>2021-09-10</text:p>
          </table:table-cell>
          <table:table-cell office:value-type="float" office:value="116.849998474121">
            <text:p>116.8499984741</text:p>
          </table:table-cell>
          <table:table-cell office:value-type="float" office:value="116.790000915527">
            <text:p>116.7900009155</text:p>
          </table:table-cell>
          <table:table-cell office:value-type="float" office:value="-0.000513457932197044">
            <text:p>-0.0005134579</text:p>
          </table:table-cell>
          <table:table-cell office:value-type="float" office:value="21">
            <text:p>21</text:p>
          </table:table-cell>
          <table:table-cell office:value-type="float" office:value="-0.0089243878691391">
            <text:p>-0.0089243879</text:p>
          </table:table-cell>
        </table:table-row>
        <table:table-row table:style-name="ro2">
          <table:table-cell office:value-type="string">
            <text:p>FAS</text:p>
          </table:table-cell>
          <table:table-cell table:number-columns-repeated="2" office:value-type="string">
            <text:p>2021-09-10</text:p>
          </table:table-cell>
          <table:table-cell table:number-columns-repeated="2" office:value-type="float" office:value="116.790000915527">
            <text:p>116.79000091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7">17/09/2021</text:date>, <text:time>12:4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7T12:49:21</dc:date>
    <dc:creator>Jack Lee</dc:creator>
    <meta:document-statistic meta:table-count="1" meta:cell-count="88" meta:object-count="0"/>
    <meta:generator>OpenOffice/4.1.10$Unix OpenOffice.org_project/4110m2$Build-9807</meta:generator>
  </office:meta>
</office:document-meta>
</file>